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3467" officeooo:paragraph-rsid="00173467"/>
    </style:style>
    <style:style style:name="P2" style:family="paragraph" style:parent-style-name="Standard">
      <style:paragraph-properties fo:text-align="center" style:justify-single-word="false"/>
      <style:text-properties officeooo:rsid="00173467" officeooo:paragraph-rsid="00173467"/>
    </style:style>
    <style:style style:name="P3" style:family="paragraph" style:parent-style-name="Standard">
      <style:text-properties officeooo:rsid="0018ce23" officeooo:paragraph-rsid="0018ce23"/>
    </style:style>
    <style:style style:name="P4" style:family="paragraph" style:parent-style-name="Standard">
      <style:text-properties officeooo:rsid="001ac353" officeooo:paragraph-rsid="001ac353"/>
    </style:style>
    <style:style style:name="P5" style:family="paragraph" style:parent-style-name="Standard">
      <style:text-properties officeooo:rsid="001bb266" officeooo:paragraph-rsid="001bb266"/>
    </style:style>
    <style:style style:name="P6" style:family="paragraph" style:parent-style-name="Standard">
      <style:text-properties officeooo:rsid="001df4ac" officeooo:paragraph-rsid="001df4ac"/>
    </style:style>
    <style:style style:name="P7" style:family="paragraph" style:parent-style-name="Standard">
      <style:text-properties officeooo:rsid="001f62d2" officeooo:paragraph-rsid="001f62d2"/>
    </style:style>
    <style:style style:name="P8" style:family="paragraph" style:parent-style-name="Standard">
      <style:text-properties officeooo:rsid="001fabde" officeooo:paragraph-rsid="001fabde"/>
    </style:style>
    <style:style style:name="P9" style:family="paragraph" style:parent-style-name="Standard">
      <style:text-properties officeooo:rsid="00206a7e" officeooo:paragraph-rsid="00206a7e"/>
    </style:style>
    <style:style style:name="P10" style:family="paragraph" style:parent-style-name="Standard" style:list-style-name="L1">
      <style:text-properties officeooo:rsid="001cc7ee" officeooo:paragraph-rsid="001cc7ee"/>
    </style:style>
    <style:style style:name="P11" style:family="paragraph" style:parent-style-name="Standard" style:list-style-name="L2">
      <style:text-properties officeooo:rsid="001df4ac" officeooo:paragraph-rsid="001df4ac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8ce23"/>
    </style:style>
    <style:style style:name="T2" style:family="text">
      <style:text-properties style:text-position="sub 58%" officeooo:rsid="0018ce23"/>
    </style:style>
    <style:style style:name="T3" style:family="text">
      <style:text-properties officeooo:rsid="0019daa2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9daa2"/>
    </style:style>
    <style:style style:name="T6" style:family="text">
      <style:text-properties style:text-position="super 58%" officeooo:rsid="001ac353"/>
    </style:style>
    <style:style style:name="T7" style:family="text">
      <style:text-properties officeooo:rsid="001ac353"/>
    </style:style>
    <style:style style:name="T8" style:family="text">
      <style:text-properties officeooo:rsid="001cc7ee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Partial Evaluation</text:p>
      <text:p text:style-name="P2">by Sven Nilsen, 2019</text:p>
      <text:p text:style-name="P1"/>
      <text:p text:style-name="P1">Higher Order Operator Overloading<text:span text:style-name="T4"><text:reference-ref text:reference-format="text" text:ref-name="1">[1]</text:reference-ref></text:span> states that when you have functions of the same input, you can overload any operator on the return <text:span text:style-name="T1">values of the functions:</text:span></text:p>
      <text:p text:style-name="P1"/>
      <text:p text:style-name="P1"><text:tab/><text:span text:style-name="T1">g(f</text:span><text:span text:style-name="T2">0</text:span><text:span text:style-name="T1">, f</text:span><text:span text:style-name="T2">1</text:span><text:span text:style-name="T1">) := \(a : A) = g(f</text:span><text:span text:style-name="T2">0</text:span><text:span text:style-name="T1">(a), f</text:span><text:span text:style-name="T2">1</text:span><text:span text:style-name="T1">(a))</text:span></text:p>
      <text:p text:style-name="P1"/>
      <text:p text:style-name="P3">Self Reference under Higher Order Operator Overloading<text:span text:style-name="T4"><text:reference-ref text:reference-format="text" text:ref-name="2">[2]</text:reference-ref></text:span> means constructing functions like these:</text:p>
      <text:p text:style-name="P3"/>
      <text:p text:style-name="P3"><text:tab/>x := \(x : real, y : real) = x</text:p>
      <text:p text:style-name="P3"/>
      <text:p text:style-name="P3"><text:tab/>y := \(x : real, y : real) = y</text:p>
      <text:p text:style-name="P3"/>
      <text:p text:style-name="P3">Partial Evaluation<text:span text:style-name="T4"><text:reference-ref text:reference-format="text" text:ref-name="3">[3]</text:reference-ref></text:span> means calling some function `f` <text:span text:style-name="T3">and interpreting it using Higher Order Operator Overloading,</text:span> with one or more self-referential function:</text:p>
      <text:p text:style-name="P3"/>
      <text:p text:style-name="P3"><text:tab/><text:span text:style-name="T3">f(x : real, y : real) = x</text:span><text:span text:style-name="T5">2</text:span><text:span text:style-name="T3"> + y</text:span><text:span text:style-name="T5">2</text:span><text:span text:style-name="T3"> &lt;= 1</text:span></text:p>
      <text:p text:style-name="P3"/>
      <text:p text:style-name="P3"><text:tab/>f(x, 0) <text:span text:style-name="T7">&lt;=&gt; \(x : real, y : real) = x</text:span><text:span text:style-name="T6">2</text:span><text:span text:style-name="T7"> &lt;= 1</text:span><text:tab/><text:span text:style-name="T7">Partially evaluated function where `y = 0`</text:span></text:p>
      <text:p text:style-name="P3"/>
      <text:p text:style-name="P3"><text:tab/>f(0, y) <text:span text:style-name="T7">&lt;=&gt; \(x : real, y : real) = y</text:span><text:span text:style-name="T6">2</text:span><text:span text:style-name="T7"> &lt;= 1<text:tab/>Partially evaluated function where `x = 0`</text:span></text:p>
      <text:p text:style-name="P3"/>
      <text:p text:style-name="P4">To reduce the number of arguments, one can use the `id` function:</text:p>
      <text:p text:style-name="P4"/>
      <text:p text:style-name="P4"><text:tab/>f(x : real, y : real) = x<text:span text:style-name="T4">2</text:span> + 3 · y</text:p>
      <text:p text:style-name="P4"/>
      <text:p text:style-name="P4"><text:tab/>f(id, 0) &lt;=&gt; \(x : real) = x<text:span text:style-name="T4">2</text:span></text:p>
      <text:p text:style-name="P4"/>
      <text:p text:style-name="P4"><text:tab/>f(0, id) &lt;=&gt; \(y : real) = 3 · y</text:p>
      <text:p text:style-name="P4"/>
      <text:p text:style-name="P5">If there are more than one argument, one must use self-referential functions of the new context:</text:p>
      <text:p text:style-name="P5"/>
      <text:p text:style-name="P5"><text:tab/>f(x : real, y : real, z : real) = x<text:span text:style-name="T4">3</text:span> + y<text:span text:style-name="T4">2</text:span> + z</text:p>
      <text:p text:style-name="P5"/>
      <text:p text:style-name="P5"><text:tab/>x := \(x : real, z : real) = x</text:p>
      <text:p text:style-name="P5"><text:tab/>z := \(x : real, z : real) = z</text:p>
      <text:p text:style-name="P5"/>
      <text:p text:style-name="P5"><text:tab/>f(x, 0, z) &lt;=&gt; \(x : real, z : real) = x<text:span text:style-name="T4">3</text:span> + z</text:p>
      <text:p text:style-name="P5"/>
      <text:p text:style-name="P5">One can also extend the context, e.g. to add infinitesimal changes:</text:p>
      <text:p text:style-name="P5"/>
      <text:p text:style-name="P5"><text:tab/>x := \(x : real, dx : real, y : real, dy : real, z : real, dz : real) = x + dx</text:p>
      <text:p text:style-name="P5"/>
      <text:p text:style-name="P5"><text:soft-page-break/>Partial Evaluation<text:span text:style-name="T4"><text:reference-ref text:reference-format="text" text:ref-name="3">[3]</text:reference-ref></text:span> is different from Function Currying<text:span text:style-name="T4"><text:reference-ref text:reference-format="text" text:ref-name="4">[4]</text:reference-ref></text:span>, although <text:span text:style-name="T8">it</text:span> <text:span text:style-name="T8">is</text:span> logically equivalent:</text:p>
      <text:p text:style-name="P5"/>
      <text:list xml:id="list4269735864430171685" text:style-name="L1">
        <text:list-item>
          <text:p text:style-name="P10">Partial Evaluation reduces a program into basis function-calls</text:p>
        </text:list-item>
        <text:list-item>
          <text:p text:style-name="P10">All constant expressions are reduced</text:p>
        </text:list-item>
      </text:list>
      <text:p text:style-name="P5"/>
      <text:p text:style-name="P6">For example:</text:p>
      <text:p text:style-name="P6"/>
      <text:p text:style-name="P6"><text:tab/>f(x) = x + (1 + 4)</text:p>
      <text:p text:style-name="P6"/>
      <text:p text:style-name="P6">When passing `x` as a self-refential function, `f` becomes:</text:p>
      <text:p text:style-name="P6"/>
      <text:p text:style-name="P6"><text:tab/>f(x) = x + 5</text:p>
      <text:p text:style-name="P6"/>
      <text:p text:style-name="P6">Notice that this is a logically equivalent function, but it might run faster.</text:p>
      <text:p text:style-name="P6"/>
      <text:p text:style-name="P6">So, naturally, Higher Order Operator Overloading<text:span text:style-name="T4"><text:reference-ref text:reference-format="text" text:ref-name="1">[1]</text:reference-ref></text:span> might be used to:</text:p>
      <text:p text:style-name="P6"/>
      <text:list xml:id="list7504912620647725066" text:style-name="L2">
        <text:list-item>
          <text:p text:style-name="P11">Analyze the inner workings of programming languages</text:p>
        </text:list-item>
        <text:list-item>
          <text:p text:style-name="P11">Change performance characteristics of functions</text:p>
        </text:list-item>
      </text:list>
      <text:p text:style-name="P6"/>
      <text:h text:style-name="P12" text:outline-level="3">References:</text:h>
      <text:p text:style-name="P7"/>
      <text:p text:style-name="P7"><text:reference-mark-start text:name="1"/>[1]<text:reference-mark-end text:name="1"/><text:tab/>“Higher Order Operator Overloading”</text:p>
      <text:p text:style-name="P7"><text:tab/>Sven Nilsen, 2018</text:p>
      <text:p text:style-name="P7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9">https://github.com/advancedresearch/path_semantics/blob/master/papers-wip/higher-order-operator-overloading.pdf</text:span></text:a></text:p>
      <text:p text:style-name="P7"/>
      <text:p text:style-name="P8"><text:reference-mark-start text:name="2"/>[2]<text:reference-mark-end text:name="2"/><text:tab/>“Higher Order Operator Overloading and Self Reference”</text:p>
      <text:p text:style-name="P8"><text:tab/>Sven Nilsen, 2019</text:p>
      <text:p text:style-name="P8"><text:tab/><text:a xlink:type="simple" xlink:href="https://github.com/advancedresearch/path_semantics/blob/master/papers-wip/higher-order-operator-overloading-and-self-reference.pdf" text:style-name="Internet_20_link" text:visited-style-name="Visited_20_Internet_20_Link"><text:span text:style-name="T9">https://github.com/advancedresearch/path_semantics/blob/master/papers-wip/higher-order-operator-overloading-and-self-reference.pdf</text:span></text:a></text:p>
      <text:p text:style-name="P8"/>
      <text:p text:style-name="P9"><text:reference-mark-start text:name="3"/>[3]<text:reference-mark-end text:name="3"/><text:tab/>“Partial evaluation”</text:p>
      <text:p text:style-name="P9"><text:tab/>Wikipedia</text:p>
      <text:p text:style-name="P9"><text:tab/><text:a xlink:type="simple" xlink:href="https://en.wikipedia.org/wiki/Partial_evaluation" text:style-name="Internet_20_link" text:visited-style-name="Visited_20_Internet_20_Link"><text:span text:style-name="T9">https://en.wikipedia.org/wiki/Partial_evaluation</text:span></text:a></text:p>
      <text:p text:style-name="P9"/>
      <text:p text:style-name="P9"><text:reference-mark-start text:name="4"/>[4]<text:reference-mark-end text:name="4"/><text:tab/>“Currying”</text:p>
      <text:p text:style-name="P9"><text:tab/>Wikipedia</text:p>
      <text:p text:style-name="P9"><text:tab/><text:a xlink:type="simple" xlink:href="https://en.wikipedia.org/wiki/Currying" text:style-name="Internet_20_link" text:visited-style-name="Visited_20_Internet_20_Link"><text:span text:style-name="T9">https://en.wikipedia.org/wiki/Currying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3:02:41.056634000</meta:creation-date>
    <dc:date>2019-05-08T14:59:19.835745000</dc:date>
    <meta:editing-duration>PT12M22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46" meta:word-count="411" meta:character-count="2444" meta:non-whitespace-character-count="2059"/>
  </office:meta>
</office:document-meta>
</file>